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4"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5"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6"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7"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8"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9"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P10"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officeooo:rsid="000554be"/>
    </style:style>
    <style:style style:name="T6" style:family="text">
      <style:text-properties officeooo:rsid="00061725"/>
    </style:style>
    <style:style style:name="T7" style:family="text">
      <style:text-properties fo:font-style="italic" officeooo:rsid="00061725" style:font-style-asian="italic" style:font-style-complex="italic"/>
    </style:style>
    <style:style style:name="T8" style:family="text">
      <style:text-properties fo:font-style="italic" officeooo:rsid="00079e94" style:font-style-asian="italic" style:font-style-complex="italic"/>
    </style:style>
    <style:style style:name="T9" style:family="text">
      <style:text-properties fo:font-style="italic" officeooo:rsid="0008f6cf" style:font-style-asian="italic" style:font-style-complex="italic"/>
    </style:style>
    <style:style style:name="T10" style:family="text">
      <style:text-properties fo:font-style="italic" officeooo:rsid="000934b9" style:font-style-asian="italic" style:font-style-complex="italic"/>
    </style:style>
    <style:style style:name="T11" style:family="text">
      <style:text-properties fo:font-style="italic" officeooo:rsid="000991b3" style:font-style-asian="italic" style:font-style-complex="italic"/>
    </style:style>
    <style:style style:name="T12" style:family="text">
      <style:text-properties fo:font-style="normal" officeooo:rsid="00061725" style:font-style-asian="normal" style:font-style-complex="normal"/>
    </style:style>
    <style:style style:name="T13" style:family="text">
      <style:text-properties fo:font-style="normal" officeooo:rsid="00079e94" style:font-style-asian="normal" style:font-style-complex="normal"/>
    </style:style>
    <style:style style:name="T14" style:family="text">
      <style:text-properties fo:font-style="normal" officeooo:rsid="0008f6cf" style:font-style-asian="normal" style:font-style-complex="normal"/>
    </style:style>
    <style:style style:name="T15" style:family="text">
      <style:text-properties fo:font-style="normal" officeooo:rsid="000934b9" style:font-style-asian="normal" style:font-style-complex="normal"/>
    </style:style>
    <style:style style:name="T16" style:family="text">
      <style:text-properties fo:font-style="normal" officeooo:rsid="000991b3" style:font-style-asian="normal" style:font-style-complex="normal"/>
    </style:style>
    <style:style style:name="T17" style:family="text">
      <style:text-properties fo:font-style="normal" officeooo:rsid="000de14e" style:font-style-asian="normal" style:font-style-complex="normal"/>
    </style:style>
    <style:style style:name="T18" style:family="text">
      <style:text-properties officeooo:rsid="00079e94"/>
    </style:style>
    <style:style style:name="T19" style:family="text">
      <style:text-properties officeooo:rsid="000a6e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 du rapport :</text:p>
      <text:p text:style-name="P3"/>
      <text:p text:style-name="P3"/>
      <text:p text:style-name="P3">Première page :</text:p>
      <text:list xml:id="list4004569559" text:style-name="L1">
        <text:list-item>
          <text:p text:style-name="P7">Description générale</text:p>
        </text:list-item>
        <text:list-item>
          <text:p text:style-name="P7">Mode d’emploi</text:p>
        </text:list-item>
      </text:list>
      <text:p text:style-name="P3">Deux pages suivantes</text:p>
      <text:list xml:id="list4136847954" text:style-name="L2">
        <text:list-item>
          <text:p text:style-name="P8">Solutions techniques apportées</text:p>
        </text:list-item>
        <text:list-item>
          <text:p text:style-name="P8">Description de la machine d’états d’états finis générale</text:p>
        </text:list-item>
        <text:list-item>
          <text:p text:style-name="P8">… ainsi que des machines d’états <text:s/>secondaires lorsqu’intéressantes</text:p>
        </text:list-item>
        <text:list-item>
          <text:p text:style-name="P8">Description des solutions techniques originales apportées à la résolution de problèmes rencontrés lors du développement</text:p>
          <text:list>
            <text:list-item>
              <text:p text:style-name="P9">parler du diviseur</text:p>
            </text:list-item>
            <text:list-item>
              <text:p text:style-name="P9">parler du convertisseur vers une fréquence à 10 Hz.</text:p>
            </text:list-item>
          </text:list>
        </text:list-item>
        <text:list-item>
          <text:p text:style-name="P8">présenter des schémas reproduits de logisim-evolution, dans un format adapté à un rapport.</text:p>
        </text:list-item>
      </text:list>
      <text:p text:style-name="P3"/>
      <text:p text:style-name="P3"/>
      <text:p text:style-name="P3"/>
      <text:p text:style-name="P3">Voir plus bas.</text:p>
      <text:p text:style-name="P6">Rapport de projet</text:p>
      <text:p text:style-name="P3"/>
      <text:p text:style-name="P5">Introduction <text:span text:style-name="T19">et description générale</text:span></text:p>
      <text:p text:style-name="P3"/>
      <text:p text:style-name="P3"><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3"/>
      <text:p text:style-name="P3"><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3"/>
      <text:p text:style-name="P3"><text:tab/><text:span text:style-name="T5">Les deux boutons différencient la pression courte, d’environ un à deux dixièmes de seconde, et la pression maintenue, reconnue à partir d’une grosse demi seconde lorsque la pression est relâchée. Cela fournit de fait quatre boutons logiques.</text:span></text:p>
      <text:p text:style-name="P3"/>
      <text:p text:style-name="P3"/>
      <text:p text:style-name="P5">Mode d’emploi</text:p>
      <text:p text:style-name="P4"/>
      <text:p text:style-name="P4"><text:tab/><text:span text:style-name="T5">Pour rendre l’installation fonctionnelle, la première chose à faire est d’activer l’interrupteur à l’extrême droite sur la carte, suite à quoi, les interrupteurs n’auront plus à être touchés.</text:span></text:p>
      <text:p text:style-name="P4"/>
      <text:p text:style-name="P4"><text:tab/><text:span text:style-name="T6">Le premier état à s’afficher après l’allumage est le module </text:span><text:span text:style-name="T7">heure</text:span><text:span text:style-name="T12">, affichant l’heure courante si celle-ci a été réglée. Pour régler l’heure, pressez longuement le premier bouton. Lorsque la pression est relâchée, les deux afficheurs correspondant aux heures se mettent à clignoter </text:span><text:span text:style-name="T13">pour signifier qu’ils sont sélectionnés</text:span><text:span text:style-name="T12">. Une pression courte sur le premier bouton incrémente alors les valeurs s</text:span><text:span text:style-name="T13">é</text:span><text:span text:style-name="T12">lectionnées </text:span><text:span text:style-name="T13">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courtement sur le second bouton ET À NOUVEAU POUR REVENIR ???.</text:span></text:p>
      <text:p text:style-name="P10"/>
      <text:p text:style-name="P4"><text:span text:style-name="T13"><text:tab/></text:span><text:span text:style-name="T6">De manière générale, lorsqu’aucune heure ou durée n’est en train d’être saisie par l’utilisateur, appuyer courtement sur le premier bouton passe à l’état suivant.</text:span></text:p>
      <text:p text:style-name="P4"/>
      <text:p text:style-name="P2"><text:tab/><text:span text:style-name="T18">L’état suivant est le </text:span><text:span text:style-name="T8">réveil</text:span><text:span text:style-name="T13">. </text:span><text:span text:style-name="T15">Cet état permet d’enregistrer une heure de réveil par jour de la semaine. Le réveil </text:span><text:span text:style-name="T16">des lundis </text:span><text:span text:style-name="T15">s’affiche en premier, le nombre compris dans le premier afficheur correspondant au jour de la semaine. Appuyez </text:span><text:span text:style-name="T17">courtement </text:span><text:span text:style-name="T15">sur le second bouton pour naviguer aux jours de la semaine suivants. Pour modifier une heure, pressez le premier bouton longuement ; la démarche est identique à celle de l’état </text:span><text:span text:style-name="T10">heure</text:span><text:span text:style-name="T15">.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6">Ces voyants seront aussi visibles </text:span><text:span text:style-name="T17">et alternables</text:span><text:span text:style-name="T16"> depuis l’état </text:span><text:span text:style-name="T11">heure</text:span><text:span text:style-name="T16">.</text:span></text:p>
      <text:p text:style-name="P12"/>
      <text:p text:style-name="P2"><text:span text:style-name="T13"><text:tab/>Le troisième </text:span><text:span text:style-name="T14">état</text:span><text:span text:style-name="T13"> est le </text:span><text:span text:style-name="T8">chronomètre</text:span><text:span text:style-name="T13">. </text:span><text:span text:style-name="T15">METTRE QUE L?AFFICHAGE NE MONTRE PAS TOUJOURS LA MÊME CHOSE SELON L’AVANCEMENT DU CHRONO.</text:span></text:p>
      <text:p text:style-name="P10"/>
      <text:p text:style-name="P4"><text:span text:style-name="T13"><text:tab/>Le dernier </text:span><text:span text:style-name="T14">état</text:span><text:span text:style-name="T13"> est le </text:span><text:span text:style-name="T8">minuteur</text:span><text:span text:style-name="T13">. Ce module requiert que l’utilisateur entre une durée qui sera comptée à rebours. Cela se fait de la même manière que pour changer l’heure dans le module </text:span><text:span text:style-name="T8">heure</text:span><text:span text:style-name="T13">. Après avoir validé et être revenu à l’affichage du minuteur, une première pression courte sur le second bouton permet de démarrer le décompte. Une seconde pression annule le décompte. </text:span><text:span text:style-name="T16">La</text:span><text:span text:style-name="T14"> sonnerie se déclenche à la fin du temps imparti.</text:span></text:p>
      <text:p text:style-name="P11"/>
      <text:p text:style-name="P4"><text:soft-page-break/><text:span text:style-name="T14"><text:tab/></text:span><text:span text:style-name="T9">Sonnerie </text:span><text:span text:style-name="T14">: Cet état supplémentaire </text:span><text:span text:style-name="T15">montre</text:span><text:span text:style-name="T14"> le texte « sonne » sur l’affichage et permet soit </text:span><text:span text:style-name="T15">d’</text:span><text:span text:style-name="T14">éteindre la sonnerie et </text:span><text:span text:style-name="T15">de </text:span><text:span text:style-name="T14">retourner au premier état (premier bouton), soit de mettre en place un rappel (anglais : snooze) cinq minutes plus tard (second bouton). Dans cette seconde possibilité, le texte « rappel » s’affiche </text:span><text:span text:style-name="T15">et l’alarme est reportée</text:span><text:span text:style-name="T14">.</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7T08:10:27.292328246</dc:date>
    <meta:editing-duration>PT12M31S</meta:editing-duration>
    <meta:editing-cycles>4</meta:editing-cycles>
    <meta:generator>LibreOffice/5.4.2.2$Linux_X86_64 LibreOffice_project/40m0$Build-2</meta:generator>
    <meta:document-statistic meta:table-count="0" meta:image-count="0" meta:object-count="0" meta:page-count="3" meta:paragraph-count="27" meta:word-count="690" meta:character-count="4394" meta:non-whitespace-character-count="3729"/>
  </office:meta>
</office:document-meta>
</file>